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320000002585A3824D5.jpg"/>
  <manifest:file-entry manifest:media-type="image/jpeg" manifest:full-path="Pictures/100000000000032000000258FA4756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7cm" svg:stroke-color="#ff6633" draw:marker-start-width="4.85cm" draw:marker-end="Arrow" draw:marker-end-width="2.25cm" draw:textarea-horizontal-align="center" draw:textarea-vertical-align="middle" fo:padding-top="0.35cm" fo:padding-bottom="0.35cm" fo:padding-left="0.35cm" fo:padding-right="0.35cm"/>
    </style:style>
    <style:style style:name="gr4" style:family="graphic" style:parent-style-name="standard" style:list-style-name="L5">
      <style:graphic-properties draw:fill-color="#33cc66" draw:textarea-horizontal-align="center" draw:textarea-vertical-align="middle" draw:shadow="visible" draw:shadow-offset-x="0.2cm" draw:shadow-offset-y="0.2cm" draw:shadow-color="#c0c0c0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 style:list-style-name="L5">
      <style:graphic-properties draw:fill-color="#33cc66" draw:textarea-horizontal-align="center" draw:textarea-vertical-align="middle" draw:shadow="visible" draw:shadow-offset-x="0.2cm" draw:shadow-offset-y="0.2cm" draw:shadow-color="#c0c0c0"/>
    </style:style>
    <style:style style:name="gr7" style:family="graphic" style:parent-style-name="standard" style:list-style-name="L5">
      <style:graphic-properties draw:fill="solid" draw:fill-color="#33cc66" draw:textarea-horizontal-align="center" draw:textarea-vertical-align="middle" draw:shadow="visible" draw:shadow-offset-x="0.2cm" draw:shadow-offset-y="0.2cm" draw:shadow-color="#c0c0c0"/>
    </style:style>
    <style:style style:name="gr8" style:family="graphic" style:parent-style-name="standard" style:list-style-name="L5">
      <style:graphic-properties draw:fill-color="#33cc66" draw:textarea-horizontal-align="center" draw:textarea-vertical-align="middle" draw:shadow="visible" draw:shadow-offset-x="0.2cm" draw:shadow-offset-y="0.2cm" draw:shadow-color="#c0c0c0"/>
    </style:style>
    <style:style style:name="gr9" style:family="graphic" style:parent-style-name="standard" style:list-style-name="L5">
      <style:graphic-properties draw:fill="solid" draw:fill-color="#33cc66" draw:textarea-horizontal-align="center" draw:textarea-vertical-align="middle" draw:shadow="visible" draw:shadow-offset-x="0.2cm" draw:shadow-offset-y="0.2cm" draw:shadow-color="#c0c0c0"/>
    </style:style>
    <style:style style:name="gr10" style:family="graphic" style:parent-style-name="standard" style:list-style-name="L5">
      <style:graphic-properties draw:fill="solid" draw:fill-color="#00ff00" draw:textarea-horizontal-align="center" draw:textarea-vertical-align="middle" draw:shadow="visible" draw:shadow-offset-x="0.2cm" draw:shadow-offset-y="0.2cm" draw:shadow-color="#c0c0c0"/>
    </style:style>
    <style:style style:name="gr11" style:family="graphic" style:parent-style-name="standard" style:list-style-name="L5">
      <style:graphic-properties draw:fill-color="#33cc66" draw:textarea-horizontal-align="center" draw:textarea-vertical-align="middle" draw:shadow="visible" draw:shadow-offset-x="0.2cm" draw:shadow-offset-y="0.2cm" draw:shadow-color="#c0c0c0"/>
    </style:style>
    <style:style style:name="pr1" style:family="presentation" style:parent-style-name="Pardus-title">
      <style:graphic-properties draw:stroke="none" draw:fill="none" draw:fill-color="#bbe0e3" draw:textarea-horizontal-align="right" draw:textarea-vertical-align="middle" draw:auto-grow-height="true" draw:auto-grow-width="false" fo:min-height="5.587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Pardus-subtitle">
      <style:graphic-properties draw:stroke="none" draw:fill="none" draw:fill-color="#bbe0e3" draw:textarea-horizontal-align="justify" draw:textarea-vertical-align="top" draw:auto-grow-height="true" draw:auto-grow-width="false" fo:min-height="4.194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Pardus-subtitle">
      <style:graphic-properties draw:stroke="none" draw:fill="none" draw:fill-color="#bbe0e3" draw:textarea-horizontal-align="justify" draw:textarea-vertical-align="top" draw:auto-grow-height="true" draw:auto-grow-width="false" fo:min-height="3.904cm" fo:min-width="0cm" fo:padding-top="0.13cm" fo:padding-bottom="0.13cm" fo:padding-left="0.25cm" fo:padding-right="0.25cm" draw:shadow="hidden" draw:shadow-color="#808080"/>
    </style:style>
    <style:style style:name="pr4" style:family="presentation" style:parent-style-name="Pardus-notes">
      <style:graphic-properties draw:fill-color="#ffffff" draw:auto-grow-height="true" fo:min-height="11.431cm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draw:auto-grow-height="true" draw:auto-grow-width="false" fo:min-height="1.657cm" fo:min-width="0cm" fo:padding-top="0.13cm" fo:padding-bottom="0.13cm" fo:padding-left="0.25cm" fo:padding-right="0.25cm" draw:shadow="hidden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.722cm" fo:min-width="0cm" fo:padding-top="0.13cm" fo:padding-bottom="0.13cm" fo:padding-left="0.25cm" fo:padding-right="0.25cm" draw:shadow="hidden" draw:shadow-color="#808080"/>
    </style:style>
    <style:style style:name="pr8" style:family="presentation" style:parent-style-name="Default-notes">
      <style:graphic-properties draw:fill-color="#ffffff" draw:auto-grow-height="true" fo:min-height="11.431cm"/>
    </style:style>
    <style:style style:name="pr9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5.085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4.436cm" fo:min-width="0cm" fo:padding-top="0.13cm" fo:padding-bottom="0.13cm" fo:padding-left="0.25cm" fo:padding-right="0.25cm" draw:shadow="hidden" draw:shadow-color="#808080"/>
    </style:style>
    <style:style style:name="pr11" style:family="presentation" style:parent-style-name="Default-notes">
      <style:graphic-properties draw:fill-color="#ffffff" fo:min-height="11.431cm"/>
    </style:style>
    <style:style style:name="pr12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4.244cm" fo:min-width="0cm" fo:padding-top="0.13cm" fo:padding-bottom="0.13cm" fo:padding-left="0.25cm" fo:padding-right="0.25cm" draw:shadow="hidden" draw:shadow-color="#808080"/>
    </style:style>
    <style:style style:name="pr13" style:family="presentation" style:parent-style-name="Default-title">
      <style:graphic-properties draw:stroke="none" draw:fill="none" draw:fill-color="#fdfdfd" draw:textarea-horizontal-align="left" draw:textarea-vertical-align="middle" draw:auto-grow-height="true" draw:auto-grow-width="false" fo:min-height="1.962cm" fo:min-width="0cm" fo:padding-top="0cm" fo:padding-bottom="0cm" fo:padding-left="0cm" fo:padding-right="0cm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color="#ffffff" fo:font-family="'Bitstream Vera Sans'" style:font-pitch="variable" fo:font-size="48pt"/>
    </style:style>
    <style:style style:name="P3" style:family="paragraph">
      <style:paragraph-properties fo:margin-left="0cm" fo:margin-right="0cm" fo:text-indent="0cm"/>
      <style:text-properties fo:font-size="30.8999996185303pt"/>
    </style:style>
    <style:style style:name="P4" style:family="paragraph">
      <style:paragraph-properties fo:margin-left="0cm" fo:margin-right="0cm" fo:text-indent="0cm" style:writing-mode="lr-tb"/>
      <style:text-properties fo:font-family="'Bitstream Vera Sans'" style:font-pitch="variable" fo:font-size="30.8999996185303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  <style:text-properties fo:font-family="'Bitstream Vera Sans'" style:font-pitch="variable" fo:font-size="32pt"/>
    </style:style>
    <style:style style:name="P8" style:family="paragraph">
      <style:paragraph-properties fo:margin-left="0.952cm" fo:margin-right="0cm" fo:margin-top="0.317cm" fo:margin-bottom="0cm" text:enable-numbering="true" fo:text-indent="-0.952cm"/>
    </style:style>
    <style:style style:name="P9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/>
    </style:style>
    <style:style style:name="P10" style:family="paragraph">
      <style:text-properties fo:font-size="36pt"/>
    </style:style>
    <style:style style:name="P11" style:family="paragraph">
      <style:paragraph-properties fo:margin-left="0.952cm" fo:margin-right="0cm" text:enable-numbering="true" fo:text-indent="-0.952cm"/>
    </style:style>
    <style:style style:name="P12" style:family="paragraph">
      <style:paragraph-properties fo:margin-left="0.952cm" fo:margin-right="0cm" text:enable-numbering="true" fo:text-indent="-0.952cm"/>
      <style:text-properties fo:font-size="32pt"/>
    </style:style>
    <style:style style:name="P13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 fo:font-size="32pt"/>
    </style:style>
    <style:style style:name="P14" style:family="paragraph">
      <style:paragraph-properties fo:margin-left="0.952cm" fo:margin-right="0cm" fo:margin-top="0.317cm" fo:margin-bottom="0cm" fo:line-height="150%" text:enable-numbering="true" fo:text-indent="-0.952cm"/>
    </style:style>
    <style:style style:name="P15" style:family="paragraph">
      <style:paragraph-properties fo:margin-left="0.952cm" fo:margin-right="0cm" fo:margin-top="0.317cm" fo:margin-bottom="0cm" fo:line-height="150%" text:enable-numbering="true" fo:text-indent="-0.952cm" style:writing-mode="lr-tb"/>
      <style:text-properties fo:font-family="'Bitstream Vera Sans'" style:font-pitch="variable" fo:font-size="32pt" fo:font-weight="normal"/>
    </style:style>
    <style:style style:name="P16" style:family="paragraph">
      <style:paragraph-properties fo:margin-left="0.952cm" fo:margin-right="0cm" fo:margin-top="0.317cm" fo:margin-bottom="0cm" text:enable-numbering="true" fo:text-indent="-0.952cm" style:writing-mode="lr-tb"/>
      <style:text-properties fo:color="#ffffff" fo:font-family="'Bitstream Vera Sans'" style:font-pitch="variable" fo:font-size="26pt" fo:font-weight="bold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family="'Bitstream Vera Sans'" style:font-pitch="variable" fo:font-size="14.5pt" fo:font-weight="bold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text-align="start" text:enable-numbering="true" fo:text-indent="0cm"/>
    </style:style>
    <style:style style:name="P21" style:family="paragraph">
      <style:paragraph-properties fo:margin-left="0cm" fo:margin-right="0cm" fo:text-align="start" fo:text-indent="0cm"/>
      <style:text-properties fo:font-family="'Bitstream Vera Sans'" style:font-pitch="variable" fo:font-size="14pt" fo:font-weight="normal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text-align="start" fo:text-indent="0cm"/>
      <style:text-properties fo:font-family="'Bitstream Vera Sans'" style:font-pitch="variable" fo:font-size="14pt"/>
    </style:style>
    <style:style style:name="P24" style:family="paragraph">
      <style:paragraph-properties fo:margin-left="0cm" fo:margin-right="0cm" fo:text-indent="0cm" style:writing-mode="lr-tb"/>
      <style:text-properties fo:color="#000000"/>
    </style:style>
    <style:style style:name="T1" style:family="text">
      <style:text-properties fo:color="#ffffff" fo:font-family="'Bitstream Vera Sans'" style:font-pitch="variable" fo:font-size="48pt"/>
    </style:style>
    <style:style style:name="T2" style:family="text">
      <style:text-properties fo:font-family="'Bitstream Vera Sans'" style:font-pitch="variable" fo:font-size="30.8999996185303pt"/>
    </style:style>
    <style:style style:name="T3" style:family="text">
      <style:text-properties fo:font-family="'Bitstream Vera Sans'" style:font-pitch="variable" fo:font-size="32pt" fo:language="tr" fo:country="TR" style:font-size-asian="36pt" style:font-size-complex="36pt"/>
    </style:style>
    <style:style style:name="T4" style:family="text">
      <style:text-properties fo:font-family="'Bitstream Vera Sans'" style:font-pitch="variable" fo:language="tr" fo:country="TR"/>
    </style:style>
    <style:style style:name="T5" style:family="text">
      <style:text-properties fo:font-size="36pt"/>
    </style:style>
    <style:style style:name="T6" style:family="text">
      <style:text-properties fo:font-size="32pt" fo:font-weight="normal"/>
    </style:style>
    <style:style style:name="T7" style:family="text">
      <style:text-properties fo:font-size="32pt"/>
    </style:style>
    <style:style style:name="T8" style:family="text">
      <style:text-properties fo:font-family="'Bitstream Vera Sans'" style:font-pitch="variable" fo:font-size="32pt" fo:language="tr" fo:country="TR" fo:font-weight="normal"/>
    </style:style>
    <style:style style:name="T9" style:family="text">
      <style:text-properties fo:color="#ffffff" fo:font-family="'Bitstream Vera Sans'" style:font-pitch="variable" fo:font-size="28pt" fo:language="tr" fo:country="TR" fo:font-weight="bold"/>
    </style:style>
    <style:style style:name="T10" style:family="text">
      <style:text-properties fo:color="#ffffff" fo:font-family="'Bitstream Vera Sans'" style:font-pitch="variable" fo:font-size="28pt" fo:language="tr" fo:country="TR" style:text-underline-style="none" fo:font-weight="bold"/>
    </style:style>
    <style:style style:name="T11" style:family="text">
      <style:text-properties fo:font-family="'Bitstream Vera Sans'" style:font-pitch="variable" fo:font-size="16pt" fo:font-weight="bold"/>
    </style:style>
    <style:style style:name="T12" style:family="text">
      <style:text-properties fo:font-family="'Bitstream Vera Sans'" style:font-pitch="variable" fo:font-size="14pt" fo:font-weight="bold"/>
    </style:style>
    <style:style style:name="T13" style:family="text">
      <style:text-properties fo:font-family="'Bitstream Vera Sans'" style:font-pitch="variable" fo:font-size="14pt"/>
    </style:style>
    <style:style style:name="T14" style:family="text">
      <style:text-properties fo:color="#dc2300" fo:font-family="'Bitstream Vera Sans'" style:font-pitch="variable" fo:font-size="14pt" fo:font-weight="bold"/>
    </style:style>
    <style:style style:name="T15" style:family="text">
      <style:text-properties style:use-window-font-color="true" fo:font-family="'Bitstream Vera Sans'" style:font-pitch="variable" fo:font-size="14pt" fo:font-weight="normal"/>
    </style:style>
    <style:style style:name="T16" style:family="text">
      <style:text-properties fo:color="#000000" fo:language="tr" fo:country="TR" fo:font-weight="bold"/>
    </style:style>
    <text:list-style style:name="L1">
      <text:list-level-style-bullet text:level="1" text:bullet-char="•">
        <style:text-properties fo:font-family="'Myriad Web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Myriad Condensed Web'" style:font-family-generic="swiss" style:font-pitch="variable" fo:color="#ffffff" fo:font-size="100%"/>
      </text:list-level-style-bullet>
      <text:list-level-style-bullet text:level="2" text:bullet-char="">
        <style:list-level-properties text:space-before="1.27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Myriad Condensed Web'" style:font-family-generic="swiss" style:font-pitch="variable" fo:color="#ffffff" fo:font-size="100%"/>
      </text:list-level-style-bullet>
      <text:list-level-style-bullet text:level="2" text:bullet-char="">
        <style:list-level-properties text:space-before="1.27cm" text:min-label-width="0.793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rdus" presentation:presentation-page-layout-name="AL1T0">
        <office:forms form:automatic-focus="false" form:apply-design-mode="false"/>
        <draw:frame presentation:style-name="pr1" draw:text-style-name="P2" draw:layer="layout" svg:width="25.137cm" svg:height="5.847cm" svg:x="1.21cm" svg:y="0.299cm" presentation:class="title" presentation:user-transformed="true">
          <draw:text-box>
            <text:p text:style-name="P1"><text:span text:style-name="T1">Pardus Sürüm Yönetimi</text:span></text:p>
          </draw:text-box>
        </draw:frame>
        <draw:frame presentation:style-name="pr2" draw:text-style-name="P4" draw:layer="layout" svg:width="17.417cm" svg:height="4.454cm" svg:x="0.992cm" svg:y="7.099cm" presentation:class="subtitle" presentation:user-transformed="true">
          <draw:text-box>
            <text:p text:style-name="P3"><text:span text:style-name="T2">Barış Metin</text:span></text:p>
            <text:p text:style-name="P3"><text:span text:style-name="T2">baris@uludag.org.tr</text:span></text:p>
          </draw:text-box>
        </draw:frame>
        <draw:frame presentation:style-name="pr3" draw:text-style-name="P4" draw:layer="layout" svg:width="17.417cm" svg:height="5.341cm" svg:x="0.993cm" svg:y="13.472cm">
          <draw:text-box>
            <text:p text:style-name="P3"><text:span text:style-name="T2">Özgür Yazılım</text:span></text:p>
            <text:p text:style-name="P3"><text:span text:style-name="T2">ve</text:span></text:p>
            <text:p text:style-name="P3"><text:span text:style-name="T2">Açık Kaynak Günleri</text:span></text:p>
            <text:p text:style-name="P3"><text:span text:style-name="T2">200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1" presentation:class="page"/>
          <draw:frame presentation:style-name="pr4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21cm" svg:height="1.917cm" svg:x="0cm" svg:y="0.742cm" presentation:class="title" presentation:user-transformed="true">
          <draw:text-box>
            <text:p text:style-name="P6"><text:span text:style-name="T3">Sürüm: Özgür Yazılımlarda</text:span></text:p>
          </draw:text-box>
        </draw:frame>
        <draw:frame presentation:style-name="pr6" draw:text-style-name="P9" draw:layer="layout" svg:width="25.574cm" svg:height="5.992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Yazılımın dağıtılabilir (satılabilir) aşaması.</text:span></text:p>
              </text:list-item>
            </text:list>
            <text:list text:style-name="L3">
              <text:list-item>
                <text:p text:style-name="P8"><text:span text:style-name="T4">Değişik biçim, versiyon.</text:span></text:p>
              </text:list-item>
            </text:list>
          </draw:text-box>
        </draw:frame>
        <draw:ellipse draw:style-name="gr2" draw:text-style-name="P10" draw:layer="layout" svg:width="7.276cm" svg:height="5.556cm" svg:x="1.279cm" svg:y="11.021cm">
          <text:p text:style-name="P1"><text:span text:style-name="T5">Planla</text:span></text:p>
        </draw:ellipse>
        <draw:ellipse draw:style-name="gr2" draw:text-style-name="P10" draw:layer="layout" svg:width="7.276cm" svg:height="5.556cm" svg:x="10.179cm" svg:y="11.021cm">
          <text:p text:style-name="P1"><text:span text:style-name="T5">Geliştir</text:span></text:p>
        </draw:ellipse>
        <draw:ellipse draw:style-name="gr2" draw:text-style-name="P10" draw:layer="layout" svg:width="7.276cm" svg:height="5.556cm" svg:x="19.279cm" svg:y="11.021cm">
          <text:p text:style-name="P1"><text:span text:style-name="T5">Sun</text:span></text:p>
        </draw:ellipse>
        <draw:frame presentation:style-name="pr7" draw:text-style-name="P9" draw:layer="layout" svg:width="25.574cm" svg:height="1.982cm" svg:x="1.434cm" svg:y="17.765cm" presentation:class="outline" presentation:user-transformed="true">
          <draw:text-box>
            <text:list text:style-name="L3">
              <text:list-item>
                <text:p text:style-name="P8"><text:span text:style-name="T4">Asıl amaç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" presentation:class="page"/>
          <draw:frame presentation:style-name="pr8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21cm" svg:height="1.917cm" svg:x="0cm" svg:y="0.742cm" presentation:class="title" presentation:user-transformed="true">
          <draw:text-box>
            <text:p text:style-name="P6"><text:span text:style-name="T3">Sürüm Yönetimi</text:span></text:p>
          </draw:text-box>
        </draw:frame>
        <draw:frame presentation:style-name="pr9" draw:text-style-name="P9" draw:layer="layout" svg:width="25.574cm" svg:height="15.345cm" svg:x="1.434cm" svg:y="3.572cm" presentation:class="outline" presentation:user-transformed="true">
          <draw:text-box>
            <text:list text:style-name="L3">
              <text:list-item>
                <text:p text:style-name="P11">Koordinatör / Sürüm Yöneticisi</text:p>
              </text:list-item>
            </text:list>
            <text:list text:style-name="L3">
              <text:list-item>
                <text:p text:style-name="P11">Sürüm numaraları ve politikaları</text:p>
              </text:list-item>
            </text:list>
            <text:list text:style-name="L3">
              <text:list-item>
                <text:p text:style-name="P11">Sürüm öncesi testler</text:p>
              </text:list-item>
            </text:list>
            <text:list text:style-name="L3">
              <text:list-item>
                <text:p text:style-name="P11">Sürümün onaylanması</text:p>
              </text:list-item>
            </text:list>
            <text:list text:style-name="L3">
              <text:list-item>
                <text:p text:style-name="P11">Dağıtım / Yayma</text:p>
              </text:list-item>
            </text:list>
            <text:list text:style-name="L3">
              <text:list-item>
                <text:p text:style-name="P11">Biçim</text:p>
              </text:list-item>
            </text:list>
            <text:list text:style-name="L3">
              <text:list-item>
                <text:p text:style-name="P11">Sürümün desteklenmesi / hata takib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3" presentation:class="page"/>
          <draw:frame presentation:style-name="pr8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3.921cm" svg:height="1.917cm" svg:x="0cm" svg:y="0.742cm" presentation:class="title" presentation:user-transformed="true">
          <draw:text-box>
            <text:p text:style-name="P6"><text:span text:style-name="T3">Sürüm Yönetimi: Pardus</text:span></text:p>
          </draw:text-box>
        </draw:frame>
        <draw:frame presentation:style-name="pr9" draw:text-style-name="P13" draw:layer="layout" svg:width="25.574cm" svg:height="15.918cm" svg:x="1.434cm" svg:y="3.572cm" presentation:class="outline" presentation:user-transformed="true">
          <draw:text-box>
            <text:list text:style-name="L3">
              <text:list-item>
                <text:p text:style-name="P12"><text:span text:style-name="T6">Sürüm Yöneticisi:</text:span><text:span text:style-name="T7"> Belirlenmiş</text:span></text:p>
              </text:list-item>
            </text:list>
            <text:list text:style-name="L3">
              <text:list-item>
                <text:p text:style-name="P12"><text:span text:style-name="T6">Sürüm numaraları:</text:span><text:span text:style-name="T7"> Kararlı - geliştirme</text:span></text:p>
              </text:list-item>
            </text:list>
            <text:list text:style-name="L3">
              <text:list-item>
                <text:p text:style-name="P12"><text:span text:style-name="T6">Sürüm öncesi testler:</text:span><text:span text:style-name="T7"> Kök dosya sistemleri, alpha, beta, rc</text:span></text:p>
              </text:list-item>
            </text:list>
            <text:list text:style-name="L3">
              <text:list-item>
                <text:p text:style-name="P12"><text:span text:style-name="T6">Sürümün onaylanması:</text:span><text:span text:style-name="T7"> Çekirdek ekibin onayı</text:span></text:p>
              </text:list-item>
            </text:list>
            <text:list text:style-name="L3">
              <text:list-item>
                <text:p text:style-name="P12"><text:span text:style-name="T6">Dağıtım / Yayma:</text:span><text:span text:style-name="T7"> Yansılar</text:span></text:p>
              </text:list-item>
            </text:list>
            <text:list text:style-name="L3">
              <text:list-item>
                <text:p text:style-name="P12"><text:span text:style-name="T6">Biçim:</text:span><text:span text:style-name="T7"> ISO, sistem-bağımlı</text:span></text:p>
              </text:list-item>
            </text:list>
            <text:list text:style-name="L3">
              <text:list-item>
                <text:p text:style-name="P12"><text:span text:style-name="T6">Sürümün desteklenmesi: </text:span><text:span text:style-name="T7">Hata takip sistemi, güncellemel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4" presentation:class="page"/>
          <draw:frame presentation:style-name="pr8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presentation:style-name="pr5" draw:text-style-name="P7" draw:layer="layout" svg:width="23.921cm" svg:height="1.917cm" svg:x="0cm" svg:y="0.742cm" presentation:class="title" presentation:user-transformed="true">
          <draw:text-box>
            <text:p text:style-name="P6"><text:span text:style-name="T3">Görevimiz</text:span></text:p>
          </draw:text-box>
        </draw:frame>
        <draw:frame presentation:style-name="pr10" draw:text-style-name="P15" draw:layer="layout" svg:width="25.574cm" svg:height="14.696cm" svg:x="1.434cm" svg:y="3.665cm" presentation:class="outline" presentation:user-transformed="true">
          <draw:text-box>
            <text:list text:style-name="L3">
              <text:list-item>
                <text:p text:style-name="P14"><text:span text:style-name="T8">Süreçleri tanımlamak.</text:span></text:p>
              </text:list-item>
            </text:list>
            <text:list text:style-name="L3">
              <text:list-item>
                <text:p text:style-name="P14"><text:span text:style-name="T8">Geliştirme altyapısını hazırlamak.</text:span></text:p>
              </text:list-item>
            </text:list>
            <text:list text:style-name="L3">
              <text:list-item>
                <text:p text:style-name="P14"><text:span text:style-name="T8">Yazılımların sorunlarını gidermek.</text:span></text:p>
              </text:list-item>
            </text:list>
            <text:list text:style-name="L3">
              <text:list-item>
                <text:p text:style-name="P14"><text:span text:style-name="T8">Yardımcı ve birleştirici yazılımlar ile işletim sistemini “kullanılabilir” kılmak.</text:span></text:p>
              </text:list-item>
            </text:list>
            <text:list text:style-name="L3">
              <text:list-item>
                <text:p text:style-name="P14"><text:span text:style-name="T8">Yazılımları bir araya getirerek bütün bir sistem (işletim sistemi) <text:s/>oluşturmak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11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presentation:style-name="pr5" draw:text-style-name="P7" draw:layer="layout" svg:width="23.921cm" svg:height="1.917cm" svg:x="0cm" svg:y="0.745cm" presentation:class="title" presentation:user-transformed="true">
          <draw:text-box>
            <text:p text:style-name="P6"><text:span text:style-name="T3">Nasıl?</text:span></text:p>
          </draw:text-box>
        </draw:frame>
        <draw:frame presentation:style-name="pr12" draw:text-style-name="P16" draw:layer="layout" svg:width="25.574cm" svg:height="14.504cm" svg:x="1.434cm" svg:y="3.668cm" presentation:class="outline" presentation:user-transformed="true">
          <draw:text-box>
            <text:list text:style-name="L3">
              <text:list-item>
                <text:p text:style-name="P11"><text:span text:style-name="T9">Açık geliştirme modeli</text:span></text:p>
              </text:list-item>
            </text:list>
            <text:list text:style-name="L3">
              <text:list-item>
                <text:p text:style-name="P11"><text:span text:style-name="T9">Kaynak kod depoları</text:span></text:p>
              </text:list-item>
            </text:list>
            <text:list text:style-name="L3">
              <text:list-item>
                <text:p text:style-name="P11"><text:span text:style-name="T9">Belgeler</text:span></text:p>
              </text:list-item>
            </text:list>
            <text:list text:style-name="L3">
              <text:list-item>
                <text:p text:style-name="P11"><text:span text:style-name="T9">Tartışma listeleri</text:span></text:p>
              </text:list-item>
            </text:list>
            <text:list text:style-name="L3">
              <text:list-item>
                <text:p text:style-name="P11"><text:span text:style-name="T9">Gönüllü geliştiriciler</text:span></text:p>
              </text:list-item>
            </text:list>
            <text:list text:style-name="L3">
              <text:list-item>
                <text:p text:style-name="P11"><text:span text:style-name="T9">Hata takip sistemi</text:span></text:p>
              </text:list-item>
            </text:list>
            <text:list text:style-name="L3">
              <text:list-item>
                <text:p text:style-name="P11"><text:span text:style-name="T10">Kullandığımız yazılımlarda sorunları, ana geliştiricileri haberdar ederek ve çözümlerimizi ana geliştiricilere geri bildirerek çözüyoruz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11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line draw:style-name="gr3" draw:text-style-name="P18" draw:id="id2" draw:layer="layout" svg:x1="1.045cm" svg:y1="10.202cm" svg:x2="26.591cm" svg:y2="10.186cm">
          <text:p text:style-name="P17"><text:span text:style-name="T11">Zaman Planı</text:span></text:p>
        </draw:line>
        <draw:g draw:id="id9">
          <draw:rect draw:style-name="gr4" draw:text-style-name="P21" draw:id="id1" draw:layer="layout" svg:width="7.655cm" svg:height="2.911cm" svg:x="1.17cm" svg:y="4.209cm">
            <text:list text:style-name="L5">
              <text:list-item>
                <text:p text:style-name="P19"><text:span text:style-name="T12">Hedef tanımı: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Ana sözleşme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Bilişim Okur-Yazarı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Temel Masaüstü İhtiyaçları</text:span></text:p>
              </text:list-item>
            </text:list>
          </draw:rect>
          <draw:connector draw:style-name="gr5" draw:text-style-name="P22" draw:layer="layout" draw:line-skew="3.789cm" svg:x1="1.17cm" svg:y1="5.664cm" svg:x2="1.045cm" svg:y2="10.194cm" draw:start-shape="id1" draw:start-glue-point="3" draw:end-shape="id2" draw:end-glue-point="3">
            <text:p text:style-name="P1"/>
          </draw:connector>
        </draw:g>
        <draw:g draw:id="id11">
          <draw:rect draw:style-name="gr6" draw:text-style-name="P23" draw:id="id3" draw:layer="layout" svg:width="6.731cm" svg:height="1.99cm" svg:x="1.07cm" svg:y="11.116cm">
            <text:list text:style-name="L5">
              <text:list-item>
                <text:p text:style-name="P19"><text:span text:style-name="T12">Seçimler: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Yazılım seçimleri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Kuluçka dağıtım seçimi</text:span></text:p>
              </text:list-item>
            </text:list>
          </draw:rect>
          <draw:connector draw:style-name="gr5" draw:text-style-name="P22" draw:layer="layout" draw:line-skew="3.789cm" svg:x1="1.07cm" svg:y1="12.111cm" svg:x2="1.045cm" svg:y2="10.194cm" draw:start-shape="id3" draw:start-glue-point="3" draw:end-shape="id2" draw:end-glue-point="3">
            <text:p text:style-name="P1"/>
          </draw:connector>
        </draw:g>
        <draw:g draw:id="id12">
          <draw:rect draw:style-name="gr7" draw:text-style-name="P23" draw:id="id4" draw:layer="layout" svg:width="7.455cm" svg:height="2.531cm" svg:x="1.071cm" svg:y="13.661cm">
            <text:list text:style-name="L5">
              <text:list-item>
                <text:p text:style-name="P19"><text:span text:style-name="T12">Altyapı: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Derleme ve test sistemleri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Paket/kaynak deposu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Hata takip sistemi</text:span></text:p>
              </text:list-item>
            </text:list>
          </draw:rect>
          <draw:connector draw:style-name="gr5" draw:text-style-name="P22" draw:layer="layout" draw:line-skew="3.789cm" svg:x1="1.071cm" svg:y1="14.926cm" svg:x2="1.045cm" svg:y2="10.194cm" draw:start-shape="id4" draw:start-glue-point="3" draw:end-shape="id2" draw:end-glue-point="3">
            <text:p text:style-name="P1"/>
          </draw:connector>
        </draw:g>
        <draw:g draw:id="id13">
          <draw:rect draw:style-name="gr8" draw:text-style-name="P23" draw:id="id5" draw:layer="layout" svg:width="7.741cm" svg:height="3.629cm" svg:x="10.645cm" svg:y="5.446cm">
            <text:list text:style-name="L5">
              <text:list-item>
                <text:p text:style-name="P19"><text:span text:style-name="T12">Süreç Tarifi: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Kaynak Temizleme Kılavuzu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Yeni Geliştirici Kılavuzu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Paketleme politikası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...</text:span></text:p>
              </text:list-item>
            </text:list>
          </draw:rect>
          <draw:connector draw:style-name="gr5" draw:text-style-name="P22" draw:layer="layout" draw:line-skew="13.557cm -4.773cm" svg:x1="10.645cm" svg:y1="7.26cm" svg:x2="13.818cm" svg:y2="10.202cm" draw:start-shape="id5" draw:start-glue-point="3" draw:end-shape="id2" draw:end-glue-point="2">
            <text:p text:style-name="P1"/>
          </draw:connector>
        </draw:g>
        <draw:g draw:id="id14">
          <draw:rect draw:style-name="gr9" draw:text-style-name="P23" draw:id="id6" draw:layer="layout" svg:width="7.052cm" svg:height="5.493cm" svg:x="10.645cm" svg:y="11.105cm">
            <text:list text:style-name="L5">
              <text:list-item>
                <text:p text:style-name="P19"><text:span text:style-name="T12">İşletilen Süreçler: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Kaynak temizleme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Çalışan CD çalışmaları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Yerelleştirme çalışmaları</text:span></text:p>
              </text:list-item>
            </text:list>
            <text:list text:style-name="L5">
              <text:list-item>
                <text:p text:style-name="P20"><text:span text:style-name="T14"><text:s/></text:span><text:span text:style-name="T14">Proje ürünleri</text:span></text:p>
              </text:list-item>
            </text:list>
            <text:list text:style-name="L5">
              <text:list-item>
                <text:p text:style-name="P20"><text:span text:style-name="T14"><text:s/></text:span><text:span text:style-name="T15">Paketleme çalışmaları</text:span></text:p>
              </text:list-item>
            </text:list>
            <text:list text:style-name="L5">
              <text:list-item>
                <text:p text:style-name="P20"><text:span text:style-name="T15"><text:s/></text:span><text:span text:style-name="T15">Kök dosya sistemleri</text:span></text:p>
              </text:list-item>
            </text:list>
            <text:list text:style-name="L5">
              <text:list-item>
                <text:p text:style-name="P20"><text:span text:style-name="T15"><text:s/></text:span><text:span text:style-name="T15">Testler</text:span></text:p>
              </text:list-item>
            </text:list>
          </draw:rect>
          <draw:connector draw:style-name="gr5" draw:text-style-name="P22" draw:layer="layout" draw:line-skew="13.544cm -6.406cm" svg:x1="10.645cm" svg:y1="13.851cm" svg:x2="13.818cm" svg:y2="10.202cm" draw:start-shape="id6" draw:start-glue-point="3" draw:end-shape="id2" draw:end-glue-point="2">
            <text:p text:style-name="P1"/>
          </draw:connector>
        </draw:g>
        <draw:g draw:id="id15">
          <draw:rect draw:style-name="gr10" draw:text-style-name="P23" draw:id="id7" draw:layer="layout" svg:width="7.819cm" svg:height="4.028cm" svg:x="19.582cm" svg:y="12.518cm">
            <text:list text:style-name="L5">
              <text:list-item>
                <text:p text:style-name="P19"><text:span text:style-name="T12">Ürünler :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Sorunsuz yazılımlar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Çalışan CD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Pardus'a özgü yazılımlar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Pardus 1.0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Pardus geliştirici topluluğu</text:span></text:p>
              </text:list-item>
            </text:list>
          </draw:rect>
          <draw:connector draw:style-name="gr5" draw:text-style-name="P22" draw:layer="layout" draw:line-skew="-4.148cm 5.714cm" svg:x1="26.591cm" svg:y1="10.194cm" svg:x2="23.491cm" svg:y2="12.518cm" draw:start-shape="id2" draw:start-glue-point="1" draw:end-shape="id7" draw:end-glue-point="0">
            <text:p text:style-name="P1"/>
          </draw:connector>
        </draw:g>
        <draw:frame presentation:style-name="pr13" draw:text-style-name="P24" draw:layer="layout" svg:width="20.406cm" svg:height="1.962cm" svg:x="0.3cm" svg:y="0.603cm" presentation:class="title" presentation:user-transformed="true">
          <draw:text-box>
            <text:p text:style-name="P1"><text:span text:style-name="T16">Ne Oldu?</text:span></text:p>
          </draw:text-box>
        </draw:frame>
        <draw:g draw:id="id10">
          <draw:rect draw:style-name="gr11" draw:text-style-name="P21" draw:id="id8" draw:layer="layout" svg:width="7.655cm" svg:height="1.685cm" svg:x="1.175cm" svg:y="7.661cm">
            <text:list text:style-name="L5">
              <text:list-item>
                <text:p text:style-name="P19"><text:span text:style-name="T12">Yönetem:</text:span></text:p>
              </text:list-item>
            </text:list>
            <text:list text:style-name="L5">
              <text:list-item>
                <text:p text:style-name="P20"><text:span text:style-name="T13"><text:s/></text:span><text:span text:style-name="T13">{Ne, Nasıl, Kim} yapılacak?</text:span></text:p>
              </text:list-item>
            </text:list>
          </draw:rect>
          <draw:connector draw:style-name="gr5" draw:text-style-name="P22" draw:layer="layout" draw:line-skew="0.034cm" svg:x1="1.175cm" svg:y1="8.503cm" svg:x2="0.701cm" svg:y2="11.103cm" draw:start-shape="id8" draw:start-glue-point="3">
            <text:p text:style-name="P1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9" smil:attributeName="visibility" smil:to="visible"/>
                  <anim:animate smil:dur="1s" smil:fill="hold" smil:targetElement="id9" smil:attributeName="x" smil:values="x-.2;x" smil:keyTimes="0;1" presentation:additive="base"/>
                  <anim:animate smil:dur="1s" smil:fill="hold" smil:targetElement="id9" smil:attributeName="y" smil:values="y;y" smil:keyTimes="0;1" presentation:additive="base"/>
                  <anim:transitionFilter smil:dur="1s" smil:targetElement="id9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0" smil:attributeName="visibility" smil:to="visible"/>
                  <anim:animate smil:dur="1s" smil:fill="hold" smil:targetElement="id10" smil:attributeName="x" smil:values="x-.2;x" smil:keyTimes="0;1" presentation:additive="base"/>
                  <anim:animate smil:dur="1s" smil:fill="hold" smil:targetElement="id10" smil:attributeName="y" smil:values="y;y" smil:keyTimes="0;1" presentation:additive="base"/>
                  <anim:transitionFilter smil:dur="1s" smil:targetElement="id1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1" smil:attributeName="visibility" smil:to="visible"/>
                  <anim:animate smil:dur="1s" smil:fill="hold" smil:targetElement="id11" smil:attributeName="x" smil:values="x-.2;x" smil:keyTimes="0;1" presentation:additive="base"/>
                  <anim:animate smil:dur="1s" smil:fill="hold" smil:targetElement="id11" smil:attributeName="y" smil:values="y;y" smil:keyTimes="0;1" presentation:additive="base"/>
                  <anim:transitionFilter smil:dur="1s" smil:targetElement="id11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2" smil:attributeName="visibility" smil:to="visible"/>
                  <anim:animate smil:dur="1s" smil:fill="hold" smil:targetElement="id12" smil:attributeName="x" smil:values="x-.2;x" smil:keyTimes="0;1" presentation:additive="base"/>
                  <anim:animate smil:dur="1s" smil:fill="hold" smil:targetElement="id12" smil:attributeName="y" smil:values="y;y" smil:keyTimes="0;1" presentation:additive="base"/>
                  <anim:transitionFilter smil:dur="1s" smil:targetElement="id12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3" smil:attributeName="visibility" smil:to="visible"/>
                  <anim:animate smil:dur="1s" smil:fill="hold" smil:targetElement="id13" smil:attributeName="x" smil:values="x-.2;x" smil:keyTimes="0;1" presentation:additive="base"/>
                  <anim:animate smil:dur="1s" smil:fill="hold" smil:targetElement="id13" smil:attributeName="y" smil:values="y;y" smil:keyTimes="0;1" presentation:additive="base"/>
                  <anim:transitionFilter smil:dur="1s" smil:targetElement="id1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4" smil:attributeName="visibility" smil:to="visible"/>
                  <anim:animate smil:dur="1s" smil:fill="hold" smil:targetElement="id14" smil:attributeName="x" smil:values="x-.2;x" smil:keyTimes="0;1" presentation:additive="base"/>
                  <anim:animate smil:dur="1s" smil:fill="hold" smil:targetElement="id14" smil:attributeName="y" smil:values="y;y" smil:keyTimes="0;1" presentation:additive="base"/>
                  <anim:transitionFilter smil:dur="1s" smil:targetElement="id1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0625s" smil:fill="hold" smil:targetElement="id15" smil:attributeName="visibility" smil:to="visible"/>
                  <anim:animate smil:begin="0s" smil:dur="0.375s" smil:fill="hold" smil:targetElement="id15" smil:attributeName="x" smil:from="(-width/2)" smil:to="(x)" presentation:additive="base"/>
                  <anim:animate smil:begin="0.375s" smil:dur="0.125s" smil:fill="hold" smil:decelerate="0.5" smil:autoReverse="true" smil:targetElement="id15" smil:attributeName="skewX" smil:from="0" smil:to="-1" presentation:additive="base"/>
                  <anim:animateTransform smil:begin="0.375s" smil:dur="0.125s" smil:fill="hold" smil:decelerate="1" smil:autoReverse="true" smil:targetElement="id15" smil:from="1,1" smil:to="0.8,1" presentation:additive="base" svg:type="scale"/>
                  <anim:animate smil:begin="0.375s" smil:dur="0.125s" smil:fill="hold" smil:decelerate="1" smil:autoReverse="true" smil:targetElement="id15" smil:attributeName="x" smil:by="(height/3+width*0.1)" presentation:additive="sum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11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rdus" presentation:presentation-page-layout-name="AL1T0">
        <office:forms form:automatic-focus="false" form:apply-design-mode="false"/>
        <draw:frame presentation:style-name="pr1" draw:text-style-name="P2" draw:layer="layout" svg:width="25.137cm" svg:height="5.847cm" svg:x="1.21cm" svg:y="0.299cm" presentation:class="title" presentation:user-transformed="true">
          <draw:text-box>
            <text:p text:style-name="P1"><text:span text:style-name="T1">Pardus Sürüm Yönetimi</text:span></text:p>
          </draw:text-box>
        </draw:frame>
        <draw:frame presentation:style-name="pr2" draw:text-style-name="P4" draw:layer="layout" svg:width="17.417cm" svg:height="4.454cm" svg:x="0.992cm" svg:y="7.099cm" presentation:class="subtitle" presentation:user-transformed="true">
          <draw:text-box>
            <text:p text:style-name="P1"><text:span text:style-name="T2">Barış Metin</text:span></text:p>
            <text:p text:style-name="P1"><text:span text:style-name="T2">baris@uludag.org.tr</text:span></text:p>
          </draw:text-box>
        </draw:frame>
        <draw:frame presentation:style-name="pr3" draw:text-style-name="P4" draw:layer="layout" svg:width="17.417cm" svg:height="5.341cm" svg:x="0.993cm" svg:y="13.472cm">
          <draw:text-box>
            <text:p text:style-name="P1"><text:span text:style-name="T2">Özgür Yazılım</text:span></text:p>
            <text:p text:style-name="P1"><text:span text:style-name="T2">ve</text:span></text:p>
            <text:p text:style-name="P1"><text:span text:style-name="T2">Açık Kaynak Günleri</text:span></text:p>
            <text:p text:style-name="P1"><text:span text:style-name="T2">200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8" presentation:class="page"/>
          <draw:frame presentation:style-name="pr4" draw:text-style-name="P1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Web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Myriad Web'" style:font-family-generic="swiss" style:font-pitch="variable" fo:font-size="40pt" fo:font-style="normal" fo:text-shadow="none" style:text-underline-style="none" fo:font-weight="bold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</text:list-style>
      </style:graphic-properties>
      <style:paragraph-properties fo:margin-left="0cm" fo:margin-right="0cm" fo:margin-top="0cm" fo:margin-bottom="0cm" style:line-height-at-least="1.181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 text:min-label-width="0.793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317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36pt" fo:font-style="normal" fo:text-shadow="none" style:text-underline-style="none" fo:font-weight="bold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Web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Myriad Web'" style:font-family-generic="swiss" style:font-pitch="variable" fo:font-size="40pt" fo:font-style="normal" fo:text-shadow="none" style:text-underline-style="none" fo:font-weight="bold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font-relief="none"/>
    </style:style>
    <style:style style:name="Pardus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</text:list-style>
      </style:graphic-properties>
      <style:paragraph-properties fo:margin-left="0cm" fo:margin-right="0cm" fo:margin-top="0cm" fo:margin-bottom="0cm" style:line-height-at-least="1.181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Pardu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rdus-backgroundobjects" style:family="presentation">
      <style:graphic-properties draw:shadow="hidden" draw:shadow-offset-x="0.3cm" draw:shadow-offset-y="0.3cm" draw:shadow-color="#808080"/>
    </style:style>
    <style:style style:name="Pardus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1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1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1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1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1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Pardus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 text:min-label-width="0.793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317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36pt" fo:font-style="normal" fo:text-shadow="none" style:text-underline-style="none" fo:font-weight="bold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style style:name="Pardus-outline2" style:family="presentation" style:parent-style-name="Pardus-outline1">
      <style:paragraph-properties fo:margin-left="2.063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ardus-outline3" style:family="presentation" style:parent-style-name="Pardus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ardus-outline4" style:family="presentation" style:parent-style-name="Pardus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5" style:family="presentation" style:parent-style-name="Pardus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6" style:family="presentation" style:parent-style-name="Pardus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7" style:family="presentation" style:parent-style-name="Pardus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8" style:family="presentation" style:parent-style-name="Pardus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9" style:family="presentation" style:parent-style-name="Pardus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198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fo:line-height="105%" fo:text-align="end" text:enable-numbering="false" fo:text-indent="0cm"/>
    </style:style>
    <style:style style:name="P3" style:family="paragraph">
      <style:paragraph-properties fo:margin-left="0cm" fo:margin-right="0cm" fo:line-height="105%" fo:text-align="end" text:enable-numbering="false" fo:text-indent="0cm" style:writing-mode="lr-tb"/>
      <style:text-properties fo:font-size="19.8999996185303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family="'Myriad Web'" style:font-family-generic="swiss" style:font-pitch="variable" fo:font-size="12pt" fo:language="tr" fo:country="TR" style:font-size-asian="12pt" style:font-size-complex="12pt"/>
    </style:style>
    <style:style style:name="T2" style:family="text">
      <style:text-properties fo:font-size="12pt" fo:language="tr" fo:country="TR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office:forms form:automatic-focus="false" form:apply-design-mode="false"/>
      <draw:frame draw:style-name="gr1" draw:text-style-name="P1" draw:layer="backgroundobjects" svg:width="28cm" svg:height="21cm" svg:x="-0.001cm" svg:y="-0.001cm">
        <draw:image xlink:href="Pictures/1000000000000320000002585A3824D5.jpg" xlink:type="simple" xlink:show="embed" xlink:actuate="onLoad">
          <text:p/>
        </draw:image>
      </draw:frame>
      <draw:frame presentation:style-name="Default-title" draw:layer="backgroundobjects" svg:width="22.521cm" svg:height="3.876cm" svg:x="1.4cm" svg:y="0cm" presentation:class="title" presentation:placeholder="true">
        <draw:text-box/>
      </draw:frame>
      <draw:frame presentation:style-name="Default-outline1" draw:layer="backgroundobjects" svg:width="25.574cm" svg:height="13.859cm" svg:x="1.434cm" svg:y="3.665cm" presentation:class="outline" presentation:placeholder="true">
        <draw:text-box/>
      </draw:frame>
      <draw:frame draw:style-name="gr2" draw:text-style-name="P3" draw:layer="backgroundobjects" svg:width="1.652cm" svg:height="1.458cm" svg:x="26.24cm" svg:y="19.405cm">
        <draw:text-box>
          <text:p text:style-name="P2"><text:span text:style-name="T1"><text:page-number>&lt;numara&gt;</text:page-number></text:span></text:p>
        </draw:text-box>
      </draw:frame>
      <presentation:notes style:page-layout-name="PM2">
        <office:forms form:automatic-focus="false" form:apply-design-mode="false"/>
        <draw:rect draw:style-name="gr3" draw:text-style-name="P4" draw:layer="backgroundobjects" svg:width="19.05cm" svg:height="25.4cm" svg:x="0cm" svg:y="0cm">
          <text:p/>
        </draw:rect>
        <draw:frame draw:style-name="gr4" draw:text-style-name="P5" draw:layer="backgroundobjects" svg:width="8.255cm" svg:height="1.27cm" svg:x="0cm" svg:y="0cm">
          <draw:text-box>
            <text:p/>
          </draw:text-box>
        </draw:frame>
        <draw:frame draw:style-name="gr5" draw:text-style-name="P5" draw:layer="backgroundobjects" svg:width="8.255cm" svg:height="1.27cm" svg:x="10.791cm" svg:y="0cm">
          <draw:text-box>
            <text:p/>
          </draw:text-box>
        </draw:frame>
        <draw:page-thumbnail presentation:style-name="Default-title" draw:layer="backgroundobjects" svg:width="12.7cm" svg:height="9.525cm" svg:x="3.175cm" svg:y="1.905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gr6" draw:text-style-name="P5" draw:layer="backgroundobjects" svg:width="8.255cm" svg:height="1.27cm" svg:x="0cm" svg:y="24.126cm">
          <draw:text-box>
            <text:p/>
          </draw:text-box>
        </draw:frame>
        <draw:frame draw:style-name="gr7" draw:text-style-name="P5" draw:layer="backgroundobjects" svg:width="8.255cm" svg:height="1.27cm" svg:x="10.791cm" svg:y="24.126cm">
          <draw:text-box>
            <text:p text:style-name="P6"><text:span text:style-name="T2"><text:page-number>&lt;numara&gt;</text:page-number></text:span></text:p>
          </draw:text-box>
        </draw:frame>
      </presentation:notes>
    </style:master-page>
    <style:master-page style:name="Pardus" style:page-layout-name="PM1" draw:style-name="dp1">
      <office:forms form:automatic-focus="false" form:apply-design-mode="false"/>
      <draw:frame draw:style-name="gr1" draw:text-style-name="P1" draw:layer="backgroundobjects" svg:width="28cm" svg:height="21cm" svg:x="-0.001cm" svg:y="-0.001cm">
        <draw:image xlink:href="Pictures/100000000000032000000258FA475631.jpg" xlink:type="simple" xlink:show="embed" xlink:actuate="onLoad">
          <text:p/>
        </draw:image>
      </draw:frame>
      <draw:frame presentation:style-name="Pardus-title" draw:layer="backgroundobjects" svg:width="25.137cm" svg:height="3.967cm" svg:x="1.21cm" svg:y="1.239cm" presentation:class="title" presentation:placeholder="true">
        <draw:text-box/>
      </draw:frame>
      <draw:frame presentation:style-name="Pardus-outline1" draw:layer="backgroundobjects" svg:width="23.91cm" svg:height="13.228cm" svg:x="2.057cm" svg:y="5.837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gr3" draw:text-style-name="P4" draw:layer="backgroundobjects" svg:width="19.05cm" svg:height="25.4cm" svg:x="0cm" svg:y="0cm">
          <text:p/>
        </draw:rect>
        <draw:page-thumbnail presentation:style-name="Pardus-title" draw:layer="backgroundobjects" svg:width="12.7cm" svg:height="9.525cm" svg:x="3.175cm" svg:y="1.905cm" presentation:class="page"/>
        <draw:frame presentation:style-name="Pardus-notes" draw:layer="backgroundobjects" svg:width="15.24cm" svg:height="11.43cm" svg:x="1.905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
  </meta:generator>
    <dc:title>Uludağ Sürüm Yönetimi</dc:title>
    <meta:creation-date>2005-02-01T01:52:50</meta:creation-date>
    <dc:date>2006-02-25T07:29:44</dc:date>
    <dc:language>en-US</dc:language>
    <meta:editing-cycles>32</meta:editing-cycles>
    <meta:editing-duration>PT4H5M54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